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44in"/>
    </style:style>
    <style:style style:name="co3" style:family="table-column">
      <style:table-column-properties fo:break-before="auto" style:column-width="0.5646in"/>
    </style:style>
    <style:style style:name="co4" style:family="table-column">
      <style:table-column-properties fo:break-before="auto" style:column-width="0.4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ste at A2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007</text:p>
          </table:table-cell>
          <table:table-cell office:value-type="string" calcext:value-type="string">
            <text:p>C009</text:p>
          </table:table-cell>
          <table:table-cell office:value-type="string" calcext:value-type="string">
            <text:p>C020</text:p>
          </table:table-cell>
          <table:table-cell office:value-type="string" calcext:value-type="string">
            <text:p>C038</text:p>
          </table:table-cell>
          <table:table-cell office:value-type="string" calcext:value-type="string">
            <text:p>C044</text:p>
          </table:table-cell>
          <table:table-cell office:value-type="string" calcext:value-type="string">
            <text:p>C048</text:p>
          </table:table-cell>
          <table:table-cell office:value-type="string" calcext:value-type="string">
            <text:p>C052</text:p>
          </table:table-cell>
          <table:table-cell office:value-type="string" calcext:value-type="string">
            <text:p>C061</text:p>
          </table:table-cell>
          <table:table-cell office:value-type="string" calcext:value-type="string">
            <text:p>C062</text:p>
          </table:table-cell>
          <table:table-cell office:value-type="string" calcext:value-type="string">
            <text:p>C064</text:p>
          </table:table-cell>
          <table:table-cell office:value-type="string" calcext:value-type="string">
            <text:p>C068</text:p>
          </table:table-cell>
          <table:table-cell office:value-type="string" calcext:value-type="string">
            <text:p>C0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02</text:p>
          </table:table-cell>
          <table:table-cell table:formula="of:=IFNA(VLOOKUP(COM.MICROSOFT.TEXTJOIN(&quot;–&quot;;0;[.E$3];[.$D4]);[.$A:.$B];2;0);0)" office:value-type="float" office:value="0" calcext:value-type="float">
            <text:p>0</text:p>
          </table:table-cell>
          <table:table-cell table:formula="of:=IFNA(VLOOKUP(COM.MICROSOFT.TEXTJOIN(&quot;–&quot;;0;[.F$3];[.$D4]);[.$A:.$B];2;0);0)" office:value-type="float" office:value="0" calcext:value-type="float">
            <text:p>0</text:p>
          </table:table-cell>
          <table:table-cell table:formula="of:=IFNA(VLOOKUP(COM.MICROSOFT.TEXTJOIN(&quot;–&quot;;0;[.G$3];[.$D4]);[.$A:.$B];2;0);0)" office:value-type="float" office:value="0" calcext:value-type="float">
            <text:p>0</text:p>
          </table:table-cell>
          <table:table-cell table:formula="of:=IFNA(VLOOKUP(COM.MICROSOFT.TEXTJOIN(&quot;–&quot;;0;[.H$3];[.$D4]);[.$A:.$B];2;0);0)" office:value-type="float" office:value="0" calcext:value-type="float">
            <text:p>0</text:p>
          </table:table-cell>
          <table:table-cell table:formula="of:=IFNA(VLOOKUP(COM.MICROSOFT.TEXTJOIN(&quot;–&quot;;0;[.I$3];[.$D4]);[.$A:.$B];2;0);0)" office:value-type="float" office:value="0" calcext:value-type="float">
            <text:p>0</text:p>
          </table:table-cell>
          <table:table-cell table:formula="of:=IFNA(VLOOKUP(COM.MICROSOFT.TEXTJOIN(&quot;–&quot;;0;[.J$3];[.$D4]);[.$A:.$B];2;0);0)" office:value-type="float" office:value="0" calcext:value-type="float">
            <text:p>0</text:p>
          </table:table-cell>
          <table:table-cell table:formula="of:=IFNA(VLOOKUP(COM.MICROSOFT.TEXTJOIN(&quot;–&quot;;0;[.K$3];[.$D4]);[.$A:.$B];2;0);0)" office:value-type="float" office:value="0" calcext:value-type="float">
            <text:p>0</text:p>
          </table:table-cell>
          <table:table-cell table:formula="of:=IFNA(VLOOKUP(COM.MICROSOFT.TEXTJOIN(&quot;–&quot;;0;[.L$3];[.$D4]);[.$A:.$B];2;0);0)" office:value-type="float" office:value="0" calcext:value-type="float">
            <text:p>0</text:p>
          </table:table-cell>
          <table:table-cell table:formula="of:=IFNA(VLOOKUP(COM.MICROSOFT.TEXTJOIN(&quot;–&quot;;0;[.M$3];[.$D4]);[.$A:.$B];2;0);0)" office:value-type="float" office:value="0" calcext:value-type="float">
            <text:p>0</text:p>
          </table:table-cell>
          <table:table-cell table:formula="of:=IFNA(VLOOKUP(COM.MICROSOFT.TEXTJOIN(&quot;–&quot;;0;[.N$3];[.$D4]);[.$A:.$B];2;0);0)" office:value-type="float" office:value="0" calcext:value-type="float">
            <text:p>0</text:p>
          </table:table-cell>
          <table:table-cell table:formula="of:=IFNA(VLOOKUP(COM.MICROSOFT.TEXTJOIN(&quot;–&quot;;0;[.O$3];[.$D4]);[.$A:.$B];2;0);0)" office:value-type="float" office:value="0" calcext:value-type="float">
            <text:p>0</text:p>
          </table:table-cell>
          <table:table-cell table:formula="of:=IFNA(VLOOKUP(COM.MICROSOFT.TEXTJOIN(&quot;–&quot;;0;[.P$3];[.$D4]);[.$A:.$B];2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11</text:p>
          </table:table-cell>
          <table:table-cell table:formula="of:=IFNA(VLOOKUP(COM.MICROSOFT.TEXTJOIN(&quot;–&quot;;0;[.E$3];[.$D5]);[.$A:.$B];2;0);0)" office:value-type="float" office:value="0" calcext:value-type="float">
            <text:p>0</text:p>
          </table:table-cell>
          <table:table-cell table:formula="of:=IFNA(VLOOKUP(COM.MICROSOFT.TEXTJOIN(&quot;–&quot;;0;[.F$3];[.$D5]);[.$A:.$B];2;0);0)" office:value-type="float" office:value="0" calcext:value-type="float">
            <text:p>0</text:p>
          </table:table-cell>
          <table:table-cell table:formula="of:=IFNA(VLOOKUP(COM.MICROSOFT.TEXTJOIN(&quot;–&quot;;0;[.G$3];[.$D5]);[.$A:.$B];2;0);0)" office:value-type="float" office:value="0" calcext:value-type="float">
            <text:p>0</text:p>
          </table:table-cell>
          <table:table-cell table:formula="of:=IFNA(VLOOKUP(COM.MICROSOFT.TEXTJOIN(&quot;–&quot;;0;[.H$3];[.$D5]);[.$A:.$B];2;0);0)" office:value-type="float" office:value="0" calcext:value-type="float">
            <text:p>0</text:p>
          </table:table-cell>
          <table:table-cell table:formula="of:=IFNA(VLOOKUP(COM.MICROSOFT.TEXTJOIN(&quot;–&quot;;0;[.I$3];[.$D5]);[.$A:.$B];2;0);0)" office:value-type="float" office:value="0" calcext:value-type="float">
            <text:p>0</text:p>
          </table:table-cell>
          <table:table-cell table:formula="of:=IFNA(VLOOKUP(COM.MICROSOFT.TEXTJOIN(&quot;–&quot;;0;[.J$3];[.$D5]);[.$A:.$B];2;0);0)" office:value-type="float" office:value="0" calcext:value-type="float">
            <text:p>0</text:p>
          </table:table-cell>
          <table:table-cell table:formula="of:=IFNA(VLOOKUP(COM.MICROSOFT.TEXTJOIN(&quot;–&quot;;0;[.K$3];[.$D5]);[.$A:.$B];2;0);0)" office:value-type="float" office:value="0" calcext:value-type="float">
            <text:p>0</text:p>
          </table:table-cell>
          <table:table-cell table:formula="of:=IFNA(VLOOKUP(COM.MICROSOFT.TEXTJOIN(&quot;–&quot;;0;[.L$3];[.$D5]);[.$A:.$B];2;0);0)" office:value-type="float" office:value="0" calcext:value-type="float">
            <text:p>0</text:p>
          </table:table-cell>
          <table:table-cell table:formula="of:=IFNA(VLOOKUP(COM.MICROSOFT.TEXTJOIN(&quot;–&quot;;0;[.M$3];[.$D5]);[.$A:.$B];2;0);0)" office:value-type="float" office:value="0" calcext:value-type="float">
            <text:p>0</text:p>
          </table:table-cell>
          <table:table-cell table:formula="of:=IFNA(VLOOKUP(COM.MICROSOFT.TEXTJOIN(&quot;–&quot;;0;[.N$3];[.$D5]);[.$A:.$B];2;0);0)" office:value-type="float" office:value="0" calcext:value-type="float">
            <text:p>0</text:p>
          </table:table-cell>
          <table:table-cell table:formula="of:=IFNA(VLOOKUP(COM.MICROSOFT.TEXTJOIN(&quot;–&quot;;0;[.O$3];[.$D5]);[.$A:.$B];2;0);0)" office:value-type="float" office:value="0" calcext:value-type="float">
            <text:p>0</text:p>
          </table:table-cell>
          <table:table-cell table:formula="of:=IFNA(VLOOKUP(COM.MICROSOFT.TEXTJOIN(&quot;–&quot;;0;[.P$3];[.$D5]);[.$A:.$B];2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27</text:p>
          </table:table-cell>
          <table:table-cell table:formula="of:=IFNA(VLOOKUP(COM.MICROSOFT.TEXTJOIN(&quot;–&quot;;0;[.E$3];[.$D6]);[.$A:.$B];2;0);0)" office:value-type="float" office:value="0" calcext:value-type="float">
            <text:p>0</text:p>
          </table:table-cell>
          <table:table-cell table:formula="of:=IFNA(VLOOKUP(COM.MICROSOFT.TEXTJOIN(&quot;–&quot;;0;[.F$3];[.$D6]);[.$A:.$B];2;0);0)" office:value-type="float" office:value="0" calcext:value-type="float">
            <text:p>0</text:p>
          </table:table-cell>
          <table:table-cell table:formula="of:=IFNA(VLOOKUP(COM.MICROSOFT.TEXTJOIN(&quot;–&quot;;0;[.G$3];[.$D6]);[.$A:.$B];2;0);0)" office:value-type="float" office:value="0" calcext:value-type="float">
            <text:p>0</text:p>
          </table:table-cell>
          <table:table-cell table:formula="of:=IFNA(VLOOKUP(COM.MICROSOFT.TEXTJOIN(&quot;–&quot;;0;[.H$3];[.$D6]);[.$A:.$B];2;0);0)" office:value-type="float" office:value="0" calcext:value-type="float">
            <text:p>0</text:p>
          </table:table-cell>
          <table:table-cell table:formula="of:=IFNA(VLOOKUP(COM.MICROSOFT.TEXTJOIN(&quot;–&quot;;0;[.I$3];[.$D6]);[.$A:.$B];2;0);0)" office:value-type="float" office:value="0" calcext:value-type="float">
            <text:p>0</text:p>
          </table:table-cell>
          <table:table-cell table:formula="of:=IFNA(VLOOKUP(COM.MICROSOFT.TEXTJOIN(&quot;–&quot;;0;[.J$3];[.$D6]);[.$A:.$B];2;0);0)" office:value-type="float" office:value="0" calcext:value-type="float">
            <text:p>0</text:p>
          </table:table-cell>
          <table:table-cell table:formula="of:=IFNA(VLOOKUP(COM.MICROSOFT.TEXTJOIN(&quot;–&quot;;0;[.K$3];[.$D6]);[.$A:.$B];2;0);0)" office:value-type="float" office:value="0" calcext:value-type="float">
            <text:p>0</text:p>
          </table:table-cell>
          <table:table-cell table:formula="of:=IFNA(VLOOKUP(COM.MICROSOFT.TEXTJOIN(&quot;–&quot;;0;[.L$3];[.$D6]);[.$A:.$B];2;0);0)" office:value-type="float" office:value="0" calcext:value-type="float">
            <text:p>0</text:p>
          </table:table-cell>
          <table:table-cell table:formula="of:=IFNA(VLOOKUP(COM.MICROSOFT.TEXTJOIN(&quot;–&quot;;0;[.M$3];[.$D6]);[.$A:.$B];2;0);0)" office:value-type="float" office:value="0" calcext:value-type="float">
            <text:p>0</text:p>
          </table:table-cell>
          <table:table-cell table:formula="of:=IFNA(VLOOKUP(COM.MICROSOFT.TEXTJOIN(&quot;–&quot;;0;[.N$3];[.$D6]);[.$A:.$B];2;0);0)" office:value-type="float" office:value="0" calcext:value-type="float">
            <text:p>0</text:p>
          </table:table-cell>
          <table:table-cell table:formula="of:=IFNA(VLOOKUP(COM.MICROSOFT.TEXTJOIN(&quot;–&quot;;0;[.O$3];[.$D6]);[.$A:.$B];2;0);0)" office:value-type="float" office:value="0" calcext:value-type="float">
            <text:p>0</text:p>
          </table:table-cell>
          <table:table-cell table:formula="of:=IFNA(VLOOKUP(COM.MICROSOFT.TEXTJOIN(&quot;–&quot;;0;[.P$3];[.$D6]);[.$A:.$B];2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42</text:p>
          </table:table-cell>
          <table:table-cell table:formula="of:=IFNA(VLOOKUP(COM.MICROSOFT.TEXTJOIN(&quot;–&quot;;0;[.E$3];[.$D7]);[.$A:.$B];2;0);0)" office:value-type="float" office:value="0" calcext:value-type="float">
            <text:p>0</text:p>
          </table:table-cell>
          <table:table-cell table:formula="of:=IFNA(VLOOKUP(COM.MICROSOFT.TEXTJOIN(&quot;–&quot;;0;[.F$3];[.$D7]);[.$A:.$B];2;0);0)" office:value-type="float" office:value="0" calcext:value-type="float">
            <text:p>0</text:p>
          </table:table-cell>
          <table:table-cell table:formula="of:=IFNA(VLOOKUP(COM.MICROSOFT.TEXTJOIN(&quot;–&quot;;0;[.G$3];[.$D7]);[.$A:.$B];2;0);0)" office:value-type="float" office:value="0" calcext:value-type="float">
            <text:p>0</text:p>
          </table:table-cell>
          <table:table-cell table:formula="of:=IFNA(VLOOKUP(COM.MICROSOFT.TEXTJOIN(&quot;–&quot;;0;[.H$3];[.$D7]);[.$A:.$B];2;0);0)" office:value-type="float" office:value="0" calcext:value-type="float">
            <text:p>0</text:p>
          </table:table-cell>
          <table:table-cell table:formula="of:=IFNA(VLOOKUP(COM.MICROSOFT.TEXTJOIN(&quot;–&quot;;0;[.I$3];[.$D7]);[.$A:.$B];2;0);0)" office:value-type="float" office:value="0" calcext:value-type="float">
            <text:p>0</text:p>
          </table:table-cell>
          <table:table-cell table:formula="of:=IFNA(VLOOKUP(COM.MICROSOFT.TEXTJOIN(&quot;–&quot;;0;[.J$3];[.$D7]);[.$A:.$B];2;0);0)" office:value-type="float" office:value="0" calcext:value-type="float">
            <text:p>0</text:p>
          </table:table-cell>
          <table:table-cell table:formula="of:=IFNA(VLOOKUP(COM.MICROSOFT.TEXTJOIN(&quot;–&quot;;0;[.K$3];[.$D7]);[.$A:.$B];2;0);0)" office:value-type="float" office:value="0" calcext:value-type="float">
            <text:p>0</text:p>
          </table:table-cell>
          <table:table-cell table:formula="of:=IFNA(VLOOKUP(COM.MICROSOFT.TEXTJOIN(&quot;–&quot;;0;[.L$3];[.$D7]);[.$A:.$B];2;0);0)" office:value-type="float" office:value="0" calcext:value-type="float">
            <text:p>0</text:p>
          </table:table-cell>
          <table:table-cell table:formula="of:=IFNA(VLOOKUP(COM.MICROSOFT.TEXTJOIN(&quot;–&quot;;0;[.M$3];[.$D7]);[.$A:.$B];2;0);0)" office:value-type="float" office:value="0" calcext:value-type="float">
            <text:p>0</text:p>
          </table:table-cell>
          <table:table-cell table:formula="of:=IFNA(VLOOKUP(COM.MICROSOFT.TEXTJOIN(&quot;–&quot;;0;[.N$3];[.$D7]);[.$A:.$B];2;0);0)" office:value-type="float" office:value="0" calcext:value-type="float">
            <text:p>0</text:p>
          </table:table-cell>
          <table:table-cell table:formula="of:=IFNA(VLOOKUP(COM.MICROSOFT.TEXTJOIN(&quot;–&quot;;0;[.O$3];[.$D7]);[.$A:.$B];2;0);0)" office:value-type="float" office:value="0" calcext:value-type="float">
            <text:p>0</text:p>
          </table:table-cell>
          <table:table-cell table:formula="of:=IFNA(VLOOKUP(COM.MICROSOFT.TEXTJOIN(&quot;–&quot;;0;[.P$3];[.$D7]);[.$A:.$B];2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02</text:p>
          </table:table-cell>
          <table:table-cell table:formula="of:=IFNA(VLOOKUP(COM.MICROSOFT.TEXTJOIN(&quot;–&quot;;0;[.E$12];[.$D8]);[.$A:.$B];2;0);0)" office:value-type="float" office:value="0" calcext:value-type="float">
            <text:p>0</text:p>
          </table:table-cell>
          <table:table-cell table:formula="of:=IFNA(VLOOKUP(COM.MICROSOFT.TEXTJOIN(&quot;–&quot;;0;[.F$12];[.$D8]);[.$A:.$B];2;0);0)" office:value-type="float" office:value="0" calcext:value-type="float">
            <text:p>0</text:p>
          </table:table-cell>
          <table:table-cell table:formula="of:=IFNA(VLOOKUP(COM.MICROSOFT.TEXTJOIN(&quot;–&quot;;0;[.G$12];[.$D8]);[.$A:.$B];2;0);0)" office:value-type="float" office:value="0" calcext:value-type="float">
            <text:p>0</text:p>
          </table:table-cell>
          <table:table-cell table:formula="of:=IFNA(VLOOKUP(COM.MICROSOFT.TEXTJOIN(&quot;–&quot;;0;[.H$12];[.$D8]);[.$A:.$B];2;0);0)" office:value-type="float" office:value="0" calcext:value-type="float">
            <text:p>0</text:p>
          </table:table-cell>
          <table:table-cell table:formula="of:=IFNA(VLOOKUP(COM.MICROSOFT.TEXTJOIN(&quot;–&quot;;0;[.I$12];[.$D8]);[.$A:.$B];2;0);0)" office:value-type="float" office:value="0" calcext:value-type="float">
            <text:p>0</text:p>
          </table:table-cell>
          <table:table-cell table:formula="of:=IFNA(VLOOKUP(COM.MICROSOFT.TEXTJOIN(&quot;–&quot;;0;[.J$12];[.$D8]);[.$A:.$B];2;0);0)" office:value-type="float" office:value="0" calcext:value-type="float">
            <text:p>0</text:p>
          </table:table-cell>
          <table:table-cell table:formula="of:=IFNA(VLOOKUP(COM.MICROSOFT.TEXTJOIN(&quot;–&quot;;0;[.K$12];[.$D8]);[.$A:.$B];2;0);0)" office:value-type="float" office:value="0" calcext:value-type="float">
            <text:p>0</text:p>
          </table:table-cell>
          <table:table-cell table:formula="of:=IFNA(VLOOKUP(COM.MICROSOFT.TEXTJOIN(&quot;–&quot;;0;[.L$12];[.$D8]);[.$A:.$B];2;0);0)" office:value-type="float" office:value="0" calcext:value-type="float">
            <text:p>0</text:p>
          </table:table-cell>
          <table:table-cell table:formula="of:=IFNA(VLOOKUP(COM.MICROSOFT.TEXTJOIN(&quot;–&quot;;0;[.M$12];[.$D8]);[.$A:.$B];2;0);0)" office:value-type="float" office:value="0" calcext:value-type="float">
            <text:p>0</text:p>
          </table:table-cell>
          <table:table-cell table:formula="of:=IFNA(VLOOKUP(COM.MICROSOFT.TEXTJOIN(&quot;–&quot;;0;[.N$12];[.$D8]);[.$A:.$B];2;0);0)" office:value-type="float" office:value="0" calcext:value-type="float">
            <text:p>0</text:p>
          </table:table-cell>
          <table:table-cell table:formula="of:=IFNA(VLOOKUP(COM.MICROSOFT.TEXTJOIN(&quot;–&quot;;0;[.O$12];[.$D8]);[.$A:.$B];2;0);0)" office:value-type="float" office:value="0" calcext:value-type="float">
            <text:p>0</text:p>
          </table:table-cell>
          <table:table-cell table:formula="of:=IFNA(VLOOKUP(COM.MICROSOFT.TEXTJOIN(&quot;–&quot;;0;[.P$12];[.$D8]);[.$A:.$B];2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11</text:p>
          </table:table-cell>
          <table:table-cell table:formula="of:=IFNA(VLOOKUP(COM.MICROSOFT.TEXTJOIN(&quot;–&quot;;0;[.E$12];[.$D9]);[.$A:.$B];2;0);0)" office:value-type="float" office:value="0" calcext:value-type="float">
            <text:p>0</text:p>
          </table:table-cell>
          <table:table-cell table:formula="of:=IFNA(VLOOKUP(COM.MICROSOFT.TEXTJOIN(&quot;–&quot;;0;[.F$12];[.$D9]);[.$A:.$B];2;0);0)" office:value-type="float" office:value="0" calcext:value-type="float">
            <text:p>0</text:p>
          </table:table-cell>
          <table:table-cell table:formula="of:=IFNA(VLOOKUP(COM.MICROSOFT.TEXTJOIN(&quot;–&quot;;0;[.G$12];[.$D9]);[.$A:.$B];2;0);0)" office:value-type="float" office:value="0" calcext:value-type="float">
            <text:p>0</text:p>
          </table:table-cell>
          <table:table-cell table:formula="of:=IFNA(VLOOKUP(COM.MICROSOFT.TEXTJOIN(&quot;–&quot;;0;[.H$12];[.$D9]);[.$A:.$B];2;0);0)" office:value-type="float" office:value="0" calcext:value-type="float">
            <text:p>0</text:p>
          </table:table-cell>
          <table:table-cell table:formula="of:=IFNA(VLOOKUP(COM.MICROSOFT.TEXTJOIN(&quot;–&quot;;0;[.I$12];[.$D9]);[.$A:.$B];2;0);0)" office:value-type="float" office:value="0" calcext:value-type="float">
            <text:p>0</text:p>
          </table:table-cell>
          <table:table-cell table:formula="of:=IFNA(VLOOKUP(COM.MICROSOFT.TEXTJOIN(&quot;–&quot;;0;[.J$12];[.$D9]);[.$A:.$B];2;0);0)" office:value-type="float" office:value="0" calcext:value-type="float">
            <text:p>0</text:p>
          </table:table-cell>
          <table:table-cell table:formula="of:=IFNA(VLOOKUP(COM.MICROSOFT.TEXTJOIN(&quot;–&quot;;0;[.K$12];[.$D9]);[.$A:.$B];2;0);0)" office:value-type="float" office:value="0" calcext:value-type="float">
            <text:p>0</text:p>
          </table:table-cell>
          <table:table-cell table:formula="of:=IFNA(VLOOKUP(COM.MICROSOFT.TEXTJOIN(&quot;–&quot;;0;[.L$12];[.$D9]);[.$A:.$B];2;0);0)" office:value-type="float" office:value="0" calcext:value-type="float">
            <text:p>0</text:p>
          </table:table-cell>
          <table:table-cell table:formula="of:=IFNA(VLOOKUP(COM.MICROSOFT.TEXTJOIN(&quot;–&quot;;0;[.M$12];[.$D9]);[.$A:.$B];2;0);0)" office:value-type="float" office:value="0" calcext:value-type="float">
            <text:p>0</text:p>
          </table:table-cell>
          <table:table-cell table:formula="of:=IFNA(VLOOKUP(COM.MICROSOFT.TEXTJOIN(&quot;–&quot;;0;[.N$12];[.$D9]);[.$A:.$B];2;0);0)" office:value-type="float" office:value="0" calcext:value-type="float">
            <text:p>0</text:p>
          </table:table-cell>
          <table:table-cell table:formula="of:=IFNA(VLOOKUP(COM.MICROSOFT.TEXTJOIN(&quot;–&quot;;0;[.O$12];[.$D9]);[.$A:.$B];2;0);0)" office:value-type="float" office:value="0" calcext:value-type="float">
            <text:p>0</text:p>
          </table:table-cell>
          <table:table-cell table:formula="of:=IFNA(VLOOKUP(COM.MICROSOFT.TEXTJOIN(&quot;–&quot;;0;[.P$12];[.$D9]);[.$A:.$B];2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27</text:p>
          </table:table-cell>
          <table:table-cell table:formula="of:=IFNA(VLOOKUP(COM.MICROSOFT.TEXTJOIN(&quot;–&quot;;0;[.E$12];[.$D10]);[.$A:.$B];2;0);0)" office:value-type="float" office:value="0" calcext:value-type="float">
            <text:p>0</text:p>
          </table:table-cell>
          <table:table-cell table:formula="of:=IFNA(VLOOKUP(COM.MICROSOFT.TEXTJOIN(&quot;–&quot;;0;[.F$12];[.$D10]);[.$A:.$B];2;0);0)" office:value-type="float" office:value="0" calcext:value-type="float">
            <text:p>0</text:p>
          </table:table-cell>
          <table:table-cell table:formula="of:=IFNA(VLOOKUP(COM.MICROSOFT.TEXTJOIN(&quot;–&quot;;0;[.G$12];[.$D10]);[.$A:.$B];2;0);0)" office:value-type="float" office:value="0" calcext:value-type="float">
            <text:p>0</text:p>
          </table:table-cell>
          <table:table-cell table:formula="of:=IFNA(VLOOKUP(COM.MICROSOFT.TEXTJOIN(&quot;–&quot;;0;[.H$12];[.$D10]);[.$A:.$B];2;0);0)" office:value-type="float" office:value="0" calcext:value-type="float">
            <text:p>0</text:p>
          </table:table-cell>
          <table:table-cell table:formula="of:=IFNA(VLOOKUP(COM.MICROSOFT.TEXTJOIN(&quot;–&quot;;0;[.I$12];[.$D10]);[.$A:.$B];2;0);0)" office:value-type="float" office:value="0" calcext:value-type="float">
            <text:p>0</text:p>
          </table:table-cell>
          <table:table-cell table:formula="of:=IFNA(VLOOKUP(COM.MICROSOFT.TEXTJOIN(&quot;–&quot;;0;[.J$12];[.$D10]);[.$A:.$B];2;0);0)" office:value-type="float" office:value="0" calcext:value-type="float">
            <text:p>0</text:p>
          </table:table-cell>
          <table:table-cell table:formula="of:=IFNA(VLOOKUP(COM.MICROSOFT.TEXTJOIN(&quot;–&quot;;0;[.K$12];[.$D10]);[.$A:.$B];2;0);0)" office:value-type="float" office:value="0" calcext:value-type="float">
            <text:p>0</text:p>
          </table:table-cell>
          <table:table-cell table:formula="of:=IFNA(VLOOKUP(COM.MICROSOFT.TEXTJOIN(&quot;–&quot;;0;[.L$12];[.$D10]);[.$A:.$B];2;0);0)" office:value-type="float" office:value="0" calcext:value-type="float">
            <text:p>0</text:p>
          </table:table-cell>
          <table:table-cell table:formula="of:=IFNA(VLOOKUP(COM.MICROSOFT.TEXTJOIN(&quot;–&quot;;0;[.M$12];[.$D10]);[.$A:.$B];2;0);0)" office:value-type="float" office:value="0" calcext:value-type="float">
            <text:p>0</text:p>
          </table:table-cell>
          <table:table-cell table:formula="of:=IFNA(VLOOKUP(COM.MICROSOFT.TEXTJOIN(&quot;–&quot;;0;[.N$12];[.$D10]);[.$A:.$B];2;0);0)" office:value-type="float" office:value="0" calcext:value-type="float">
            <text:p>0</text:p>
          </table:table-cell>
          <table:table-cell table:formula="of:=IFNA(VLOOKUP(COM.MICROSOFT.TEXTJOIN(&quot;–&quot;;0;[.O$12];[.$D10]);[.$A:.$B];2;0);0)" office:value-type="float" office:value="0" calcext:value-type="float">
            <text:p>0</text:p>
          </table:table-cell>
          <table:table-cell table:formula="of:=IFNA(VLOOKUP(COM.MICROSOFT.TEXTJOIN(&quot;–&quot;;0;[.P$12];[.$D10]);[.$A:.$B];2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42</text:p>
          </table:table-cell>
          <table:table-cell table:formula="of:=IFNA(VLOOKUP(COM.MICROSOFT.TEXTJOIN(&quot;–&quot;;0;[.E$12];[.$D11]);[.$A:.$B];2;0);0)" office:value-type="float" office:value="0" calcext:value-type="float">
            <text:p>0</text:p>
          </table:table-cell>
          <table:table-cell table:formula="of:=IFNA(VLOOKUP(COM.MICROSOFT.TEXTJOIN(&quot;–&quot;;0;[.F$12];[.$D11]);[.$A:.$B];2;0);0)" office:value-type="float" office:value="0" calcext:value-type="float">
            <text:p>0</text:p>
          </table:table-cell>
          <table:table-cell table:formula="of:=IFNA(VLOOKUP(COM.MICROSOFT.TEXTJOIN(&quot;–&quot;;0;[.G$12];[.$D11]);[.$A:.$B];2;0);0)" office:value-type="float" office:value="0" calcext:value-type="float">
            <text:p>0</text:p>
          </table:table-cell>
          <table:table-cell table:formula="of:=IFNA(VLOOKUP(COM.MICROSOFT.TEXTJOIN(&quot;–&quot;;0;[.H$12];[.$D11]);[.$A:.$B];2;0);0)" office:value-type="float" office:value="0" calcext:value-type="float">
            <text:p>0</text:p>
          </table:table-cell>
          <table:table-cell table:formula="of:=IFNA(VLOOKUP(COM.MICROSOFT.TEXTJOIN(&quot;–&quot;;0;[.I$12];[.$D11]);[.$A:.$B];2;0);0)" office:value-type="float" office:value="0" calcext:value-type="float">
            <text:p>0</text:p>
          </table:table-cell>
          <table:table-cell table:formula="of:=IFNA(VLOOKUP(COM.MICROSOFT.TEXTJOIN(&quot;–&quot;;0;[.J$12];[.$D11]);[.$A:.$B];2;0);0)" office:value-type="float" office:value="0" calcext:value-type="float">
            <text:p>0</text:p>
          </table:table-cell>
          <table:table-cell table:formula="of:=IFNA(VLOOKUP(COM.MICROSOFT.TEXTJOIN(&quot;–&quot;;0;[.K$12];[.$D11]);[.$A:.$B];2;0);0)" office:value-type="float" office:value="0" calcext:value-type="float">
            <text:p>0</text:p>
          </table:table-cell>
          <table:table-cell table:formula="of:=IFNA(VLOOKUP(COM.MICROSOFT.TEXTJOIN(&quot;–&quot;;0;[.L$12];[.$D11]);[.$A:.$B];2;0);0)" office:value-type="float" office:value="0" calcext:value-type="float">
            <text:p>0</text:p>
          </table:table-cell>
          <table:table-cell table:formula="of:=IFNA(VLOOKUP(COM.MICROSOFT.TEXTJOIN(&quot;–&quot;;0;[.M$12];[.$D11]);[.$A:.$B];2;0);0)" office:value-type="float" office:value="0" calcext:value-type="float">
            <text:p>0</text:p>
          </table:table-cell>
          <table:table-cell table:formula="of:=IFNA(VLOOKUP(COM.MICROSOFT.TEXTJOIN(&quot;–&quot;;0;[.N$12];[.$D11]);[.$A:.$B];2;0);0)" office:value-type="float" office:value="0" calcext:value-type="float">
            <text:p>0</text:p>
          </table:table-cell>
          <table:table-cell table:formula="of:=IFNA(VLOOKUP(COM.MICROSOFT.TEXTJOIN(&quot;–&quot;;0;[.O$12];[.$D11]);[.$A:.$B];2;0);0)" office:value-type="float" office:value="0" calcext:value-type="float">
            <text:p>0</text:p>
          </table:table-cell>
          <table:table-cell table:formula="of:=IFNA(VLOOKUP(COM.MICROSOFT.TEXTJOIN(&quot;–&quot;;0;[.P$12];[.$D11]);[.$A:.$B];2;0)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082</text:p>
          </table:table-cell>
          <table:table-cell office:value-type="string" calcext:value-type="string">
            <text:p>C084</text:p>
          </table:table-cell>
          <table:table-cell office:value-type="string" calcext:value-type="string">
            <text:p>C085</text:p>
          </table:table-cell>
          <table:table-cell office:value-type="string" calcext:value-type="string">
            <text:p>C087</text:p>
          </table:table-cell>
          <table:table-cell office:value-type="string" calcext:value-type="string">
            <text:p>C090</text:p>
          </table:table-cell>
          <table:table-cell office:value-type="string" calcext:value-type="string">
            <text:p>C091</text:p>
          </table:table-cell>
          <table:table-cell office:value-type="string" calcext:value-type="string">
            <text:p>C094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C140</text:p>
          </table:table-cell>
          <table:table-cell office:value-type="string" calcext:value-type="string">
            <text:p>C141</text:p>
          </table:table-cell>
          <table:table-cell office:value-type="string" calcext:value-type="string">
            <text:p>C142</text:p>
          </table:table-cell>
          <table:table-cell office:value-type="string" calcext:value-type="string">
            <text:p>C1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9:36:03.482206161</meta:creation-date>
    <dc:date>2024-04-17T10:49:13.925355449</dc:date>
    <meta:editing-duration>PT1H15M41S</meta:editing-duration>
    <meta:editing-cycles>10</meta:editing-cycles>
    <meta:generator>LibreOffice/24.2.2.2$Linux_X86_64 LibreOffice_project/420$Build-2</meta:generator>
    <meta:document-statistic meta:table-count="1" meta:cell-count="129" meta:object-count="0"/>
  </office:meta>
</office:document-meta>
</file>